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rebuchet ms" svg:font-family="'trebuchet ms', verdana, arial"/>
    <style:font-face style:name="FreeSans1" svg:font-family="FreeSans" style:font-family-generic="swiss"/>
    <style:font-face style:name="Noto Sans CJK SC Black" svg:font-family="'Noto Sans CJK SC Bl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f5f7" officeooo:paragraph-rsid="0013f5f7"/>
    </style:style>
    <style:style style:name="P2" style:family="paragraph" style:parent-style-name="Standard">
      <style:paragraph-properties fo:text-align="center" style:justify-single-word="false"/>
      <style:text-properties officeooo:rsid="0013f5f7" officeooo:paragraph-rsid="00154412"/>
    </style:style>
    <style:style style:name="P3" style:family="paragraph" style:parent-style-name="Standard">
      <style:paragraph-properties fo:text-align="center" style:justify-single-word="false"/>
      <style:text-properties officeooo:rsid="0013f5f7" officeooo:paragraph-rsid="0015c25d"/>
    </style:style>
    <style:style style:name="P4" style:family="paragraph" style:parent-style-name="Standard">
      <style:paragraph-properties fo:text-align="center" style:justify-single-word="false"/>
      <style:text-properties officeooo:rsid="0013f5f7" officeooo:paragraph-rsid="0018a4c7"/>
    </style:style>
    <style:style style:name="P5" style:family="paragraph" style:parent-style-name="Standard">
      <style:paragraph-properties fo:text-align="center" style:justify-single-word="false"/>
      <style:text-properties officeooo:rsid="0013f5f7" officeooo:paragraph-rsid="001a65d4"/>
    </style:style>
    <style:style style:name="P6" style:family="paragraph" style:parent-style-name="Standard">
      <style:paragraph-properties fo:text-align="center" style:justify-single-word="false"/>
      <style:text-properties officeooo:rsid="0013f5f7" officeooo:paragraph-rsid="001af45e"/>
    </style:style>
    <style:style style:name="P7" style:family="paragraph" style:parent-style-name="Standard">
      <style:paragraph-properties fo:text-align="center" style:justify-single-word="false"/>
      <style:text-properties officeooo:rsid="0013f5f7" officeooo:paragraph-rsid="001eee26"/>
    </style:style>
    <style:style style:name="P8" style:family="paragraph" style:parent-style-name="Standard">
      <style:paragraph-properties fo:text-align="center" style:justify-single-word="false"/>
      <style:text-properties officeooo:rsid="00154412" officeooo:paragraph-rsid="00154412"/>
    </style:style>
    <style:style style:name="P9" style:family="paragraph" style:parent-style-name="Standard">
      <style:paragraph-properties fo:text-align="center" style:justify-single-word="false"/>
      <style:text-properties officeooo:rsid="00154412" officeooo:paragraph-rsid="0015c25d"/>
    </style:style>
    <style:style style:name="P10" style:family="paragraph" style:parent-style-name="Standard">
      <style:paragraph-properties fo:text-align="center" style:justify-single-word="false"/>
      <style:text-properties officeooo:rsid="00154412" officeooo:paragraph-rsid="001a65d4"/>
    </style:style>
    <style:style style:name="P11" style:family="paragraph" style:parent-style-name="Standard">
      <style:paragraph-properties fo:text-align="center" style:justify-single-word="false"/>
      <style:text-properties officeooo:rsid="00154412" officeooo:paragraph-rsid="001af45e"/>
    </style:style>
    <style:style style:name="P12" style:family="paragraph" style:parent-style-name="Standard">
      <style:paragraph-properties fo:text-align="center" style:justify-single-word="false"/>
      <style:text-properties officeooo:rsid="00154412" officeooo:paragraph-rsid="001eee26"/>
    </style:style>
    <style:style style:name="P13" style:family="paragraph" style:parent-style-name="Standard">
      <style:paragraph-properties fo:text-align="center" style:justify-single-word="false"/>
      <style:text-properties officeooo:paragraph-rsid="0015c25d"/>
    </style:style>
    <style:style style:name="P14" style:family="paragraph" style:parent-style-name="Standard">
      <style:paragraph-properties fo:text-align="center" style:justify-single-word="false"/>
      <style:text-properties officeooo:paragraph-rsid="001af45e"/>
    </style:style>
    <style:style style:name="P15" style:family="paragraph" style:parent-style-name="Standard">
      <style:paragraph-properties fo:text-align="center" style:justify-single-word="false"/>
      <style:text-properties officeooo:paragraph-rsid="001c76a1"/>
    </style:style>
    <style:style style:name="P16" style:family="paragraph" style:parent-style-name="Standard">
      <style:paragraph-properties fo:text-align="center" style:justify-single-word="false"/>
      <style:text-properties officeooo:paragraph-rsid="001eee26"/>
    </style:style>
    <style:style style:name="P17" style:family="paragraph" style:parent-style-name="Standard">
      <style:paragraph-properties fo:text-align="center" style:justify-single-word="false"/>
      <style:text-properties officeooo:rsid="00154412" officeooo:paragraph-rsid="001a65d4" fo:background-color="#99ffff"/>
    </style:style>
    <style:style style:name="P18" style:family="paragraph" style:parent-style-name="Standard">
      <style:paragraph-properties fo:text-align="center" style:justify-single-word="false"/>
      <style:text-properties officeooo:rsid="00154412" officeooo:paragraph-rsid="0015c25d" fo:background-color="#99ffff"/>
    </style:style>
    <style:style style:name="P19" style:family="paragraph" style:parent-style-name="Standard">
      <style:paragraph-properties fo:text-align="center" style:justify-single-word="false"/>
      <style:text-properties officeooo:rsid="00154412" officeooo:paragraph-rsid="00154412" fo:background-color="#99ffff"/>
    </style:style>
    <style:style style:name="P20" style:family="paragraph" style:parent-style-name="Standard">
      <style:paragraph-properties fo:text-align="center" style:justify-single-word="false"/>
      <style:text-properties officeooo:rsid="00154412" officeooo:paragraph-rsid="001af45e" fo:background-color="#99ffff"/>
    </style:style>
    <style:style style:name="P2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154412" officeooo:paragraph-rsid="0015c25d"/>
    </style:style>
    <style:style style:name="P2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154412" officeooo:paragraph-rsid="001a65d4"/>
    </style:style>
    <style:style style:name="P23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154412" officeooo:paragraph-rsid="001eee26"/>
    </style:style>
    <style:style style:name="P24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154412" officeooo:paragraph-rsid="00154412" fo:background-color="#99ffff"/>
    </style:style>
    <style:style style:name="T1" style:family="text">
      <style:text-properties officeooo:rsid="0013f5f7"/>
    </style:style>
    <style:style style:name="T2" style:family="text">
      <style:text-properties fo:color="#ff3333" style:font-name="Noto Sans CJK SC Black" style:font-name-asian="Noto Sans CJK SC Black" style:font-name-complex="Noto Sans CJK SC Black"/>
    </style:style>
    <style:style style:name="T3" style:family="text">
      <style:text-properties fo:color="#ff3333" style:font-name="Noto Sans CJK SC Black" officeooo:rsid="0013f5f7" style:font-name-asian="Noto Sans CJK SC Black" style:font-name-complex="Noto Sans CJK SC Black"/>
    </style:style>
    <style:style style:name="T4" style:family="text">
      <style:text-properties fo:color="#ff3333" fo:font-size="16pt" fo:font-weight="bold" officeooo:rsid="00154412" fo:background-color="#ffff00" loext:char-shading-value="0" style:font-size-asian="16pt" style:font-weight-asian="bold" style:font-size-complex="16pt" style:font-weight-complex="bold"/>
    </style:style>
    <style:style style:name="T5" style:family="text">
      <style:text-properties fo:color="#ff3333" fo:font-size="16pt" fo:font-weight="bold" officeooo:rsid="0015c25d" fo:background-color="#ffff00" loext:char-shading-value="0" style:font-size-asian="16pt" style:font-weight-asian="bold" style:font-size-complex="16pt" style:font-weight-complex="bold"/>
    </style:style>
    <style:style style:name="T6" style:family="text">
      <style:text-properties fo:color="#ff3333" fo:font-size="16pt" fo:font-weight="bold" officeooo:rsid="001a65d4" fo:background-color="#ffff00" loext:char-shading-value="0" style:font-size-asian="16pt" style:font-weight-asian="bold" style:font-size-complex="16pt" style:font-weight-complex="bold"/>
    </style:style>
    <style:style style:name="T7" style:family="text">
      <style:text-properties fo:color="#ff3333" fo:font-size="16pt" fo:font-weight="bold" officeooo:rsid="001af45e" fo:background-color="#ffff00" loext:char-shading-value="0" style:font-size-asian="16pt" style:font-weight-asian="bold" style:font-size-complex="16pt" style:font-weight-complex="bold"/>
    </style:style>
    <style:style style:name="T8" style:family="text">
      <style:text-properties officeooo:rsid="00154412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af45e" fo:background-color="#ffff00" loext:char-shading-value="0"/>
    </style:style>
    <style:style style:name="T11" style:family="text">
      <style:text-properties officeooo:rsid="001c76a1" fo:background-color="#ffff00" loext:char-shading-value="0"/>
    </style:style>
    <style:style style:name="T12" style:family="text">
      <style:text-properties officeooo:rsid="00154412" fo:background-color="#ffff00" loext:char-shading-value="0"/>
    </style:style>
    <style:style style:name="T13" style:family="text">
      <style:text-properties officeooo:rsid="0015c25d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5c25d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8a4c7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af45e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54412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c76a1"/>
    </style:style>
    <style:style style:name="T20" style:family="text">
      <style:text-properties fo:font-variant="normal" fo:text-transform="none" fo:color="#ff3333" style:font-name="Noto Sans CJK SC Black" fo:font-size="12pt" fo:letter-spacing="normal" fo:font-style="normal" fo:font-weight="normal" officeooo:rsid="0018a4c7" style:font-name-asian="Noto Sans CJK SC Black" style:font-name-complex="Noto Sans CJK SC Black"/>
    </style:style>
    <style:style style:name="T21" style:family="text">
      <style:text-properties style:font-name="Liberation Serif" officeooo:rsid="0013f5f7"/>
    </style:style>
    <style:style style:name="T22" style:family="text">
      <style:text-properties style:font-name="Liberation Serif" officeooo:rsid="0015c25d"/>
    </style:style>
    <style:style style:name="T23" style:family="text">
      <style:text-properties style:font-name="Liberation Serif" officeooo:rsid="0015c25d" fo:background-color="#ff9999" loext:char-shading-value="0"/>
    </style:style>
    <style:style style:name="T24" style:family="text">
      <style:text-properties fo:color="#000000" style:font-name="Liberation Serif" officeooo:rsid="0013f5f7"/>
    </style:style>
    <style:style style:name="T25" style:family="text">
      <style:text-properties fo:color="#000000" style:font-name="Liberation Serif" fo:font-size="10.5pt" fo:font-weight="normal" officeooo:rsid="0015c25d" fo:background-color="#ff9999" loext:char-shading-value="0"/>
    </style:style>
    <style:style style:name="T26" style:family="text">
      <style:text-properties fo:color="#000000" style:font-name="Liberation Serif" officeooo:rsid="0015c25d" fo:background-color="#ff9999" loext:char-shading-value="0"/>
    </style:style>
    <style:style style:name="T27" style:family="text">
      <style:text-properties fo:background-color="#ff9999" loext:char-shading-value="0"/>
    </style:style>
    <style:style style:name="T28" style:family="text">
      <style:text-properties fo:background-color="#ff9999" loext:char-shading-value="0"/>
    </style:style>
    <style:style style:name="T29" style:family="text">
      <style:text-properties officeooo:rsid="00154412" fo:background-color="#ff9999" loext:char-shading-value="0"/>
    </style:style>
    <style:style style:name="T30" style:family="text">
      <style:text-properties officeooo:rsid="00154412" fo:background-color="#ff9999" loext:char-shading-value="0"/>
    </style:style>
    <style:style style:name="T31" style:family="text">
      <style:text-properties officeooo:rsid="001769b6"/>
    </style:style>
    <style:style style:name="T32" style:family="text">
      <style:text-properties officeooo:rsid="0018a4c7"/>
    </style:style>
    <style:style style:name="T33" style:family="text">
      <style:text-properties officeooo:rsid="001a65d4"/>
    </style:style>
    <style:style style:name="T34" style:family="text">
      <style:text-properties officeooo:rsid="001af45e"/>
    </style:style>
    <style:style style:name="T35" style:family="text">
      <style:text-properties officeooo:rsid="001c76a1"/>
    </style:style>
    <style:style style:name="T36" style:family="text">
      <style:text-properties fo:background-color="#00cc00" loext:char-shading-value="0"/>
    </style:style>
    <style:style style:name="T37" style:family="text">
      <style:text-properties fo:background-color="#00cc00" loext:char-shading-value="0"/>
    </style:style>
    <style:style style:name="T38" style:family="text">
      <style:text-properties officeooo:rsid="001af45e" fo:background-color="#00cc00" loext:char-shading-value="0"/>
    </style:style>
    <style:style style:name="T39" style:family="text">
      <style:text-properties officeooo:rsid="001af45e" fo:background-color="#00cc00" loext:char-shading-value="0"/>
    </style:style>
    <style:style style:name="T40" style:family="text">
      <style:text-properties officeooo:rsid="0013f5f7" fo:background-color="#00cc00" loext:char-shading-value="0"/>
    </style:style>
    <style:style style:name="T41" style:family="text">
      <style:text-properties officeooo:rsid="0013f5f7" fo:background-color="#00cc00" loext:char-shading-value="0"/>
    </style:style>
    <style:style style:name="T42" style:family="text">
      <style:text-properties officeooo:rsid="0018a4c7" fo:background-color="#00cc00" loext:char-shading-value="0"/>
    </style:style>
    <style:style style:name="T43" style:family="text">
      <style:text-properties officeooo:rsid="0018a4c7" fo:background-color="#00cc00" loext:char-shading-value="0"/>
    </style:style>
    <style:style style:name="T44" style:family="text">
      <style:text-properties officeooo:rsid="0020da12" fo:background-color="#00cc00" loext:char-shading-value="0"/>
    </style:style>
    <style:style style:name="T45" style:family="text">
      <style:text-properties officeooo:rsid="0020da12" fo:background-color="#00cc00" loext:char-shading-value="0"/>
    </style:style>
    <style:style style:name="T46" style:family="text">
      <style:text-properties officeooo:rsid="0020da12"/>
    </style:style>
    <style:style style:name="T47" style:family="text">
      <style:text-properties officeooo:rsid="00154412" fo:background-color="#99ff99" loext:char-shading-value="0"/>
    </style:style>
    <style:style style:name="T48" style:family="text">
      <style:text-properties officeooo:rsid="00154412" fo:background-color="#99ff99" loext:char-shading-value="0"/>
    </style:style>
    <style:style style:name="T49" style:family="text">
      <style:text-properties fo:background-color="#66ff66" loext:char-shading-value="0"/>
    </style:style>
    <style:style style:name="T50" style:family="text">
      <style:text-properties officeooo:rsid="00154412" fo:background-color="#66ff66" loext:char-shading-value="0"/>
    </style:style>
    <style:style style:name="T51" style:family="text">
      <style:text-properties officeooo:rsid="00154412" fo:background-color="#66ff66" loext:char-shading-value="0"/>
    </style:style>
    <style:style style:name="T52" style:family="text">
      <style:text-properties fo:background-color="#66ff66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</text:span><text:span text:style-name="T8">.</text:span>Uploaded new booklist with 43 newAWB records for flight (src: 'BOM',dest: 'LHR',flight:'BA0138,7dec2019 2.15)</text:p>
      <text:p text:style-name="P1"/>
      <text:p text:style-name="P1"><text:span text:style-name="T37">I</text:span>. Is New Booklist ? == Yes</text:p>
      <text:p text:style-name="P1"><text:span text:style-name="T2">↓</text:span> </text:p>
      <text:p text:style-name="P1"><text:span text:style-name="T37">II</text:span>. Create new Booklist <text:s/>("_id" : ObjectId("5de9ccee6f4eb9069b8162b4"), "book_list_id" : "1575665100000BA0138BOM", "station" : "BOM", "flight_no" : "BA0138", "flight_time" : "1575665100000")</text:p>
      <text:p text:style-name="P1"><text:span text:style-name="T2">↓</text:span> </text:p>
      <text:p text:style-name="P1"><text:span text:style-name="T37">III</text:span>. Is New <text:s/>AWB ? == Yes</text:p>
      <text:p text:style-name="P1"><text:span text:style-name="T2">↓</text:span> </text:p>
      <text:p text:style-name="P1"><text:span text:style-name="T37">IV</text:span>. (W)</text:p>
      <text:p text:style-name="P1"><text:span text:style-name="T52">i</text:span>. <text:span text:style-name="T8">Create AWB with AWBNo.(total 43 awb are created)</text:span></text:p>
      <text:p text:style-name="P1"><text:span text:style-name="T51">ii</text:span><text:span text:style-name="T8">. Create AwbInfo with Total psc (total 43 awb info created with total pcs == 0&amp;&amp; ref to awb)</text:span></text:p>
      <text:p text:style-name="P2"><text:span text:style-name="T2">↓</text:span> </text:p>
      <text:p text:style-name="P8"><text:span text:style-name="T37">V</text:span>. create leg with received pcs/wt (total 43 legs are created with ref to awbinfo&amp;&amp;booklist)</text:p>
      <text:p text:style-name="P2"><text:span text:style-name="T2">↓</text:span> </text:p>
      <text:p text:style-name="P8"><text:span text:style-name="T37">VI</text:span>.(Y)</text:p>
      <text:p text:style-name="P8"><text:span text:style-name="T52">i</text:span>. any Qty pending for planning( (check 1. awb info total-pcs != 0) returns <text:span text:style-name="T9">0</text:span>&amp;&amp; (check 2. awb leg pcs == 0) returns <text:span text:style-name="T9">0</text:span>). hence there is no any pending check for all 43 <text:span text:style-name="T35">awbNo.</text:span></text:p>
      <text:p text:style-name="P19"/>
      <text:p text:style-name="P19">//database status</text:p>
      <text:p text:style-name="P19">i. booklist count : 1</text:p>
      <text:p text:style-name="P19">ii. awb count: 43</text:p>
      <text:p text:style-name="P19">ii. awbinfo count: 43</text:p>
      <text:p text:style-name="P24">ii. awbleg count: 4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<text:span text:style-name="T5">2</text:span><text:span text:style-name="T8">.</text:span>Uploaded new booklist with 43 <text:span text:style-name="T13">existing</text:span>AWB records for <text:span text:style-name="T13">same </text:span>flight (src: 'BOM',dest: 'LHR',flight:'BA0138,7dec2019 2.15)</text:p>
      <text:p text:style-name="P3"><text:span text:style-name="T37">I</text:span>. Is New Booklist ? == <text:span text:style-name="T13">No</text:span></text:p>
      <text:p text:style-name="P3"><text:span text:style-name="T2">↓</text:span> </text:p>
      <text:p text:style-name="P13"><text:span text:style-name="T41">II</text:span><text:span text:style-name="T1">. </text:span><text:span text:style-name="T14">Void all the existing Legs of the Booklis</text:span><text:span text:style-name="T15">t</text:span><text:span text:style-name="T24"> <text:s/>("_id" : ObjectId("5de9ccee6f4eb9069b8162b4"), "book_list_id" : "1575665100000BA0138BOM", "station" : "BOM", "flight_no" : "BA0138", "flight_time" : "1575</text:span><text:span text:style-name="T21">665100000"): </text:span><text:span text:style-name="T22">total 43 legs are marked as void with </text:span><text:span text:style-name="T23">“current ts” </text:span><text:span text:style-name="T22">and void reason with </text:span><text:span text:style-name="T26">“</text:span><text:span text:style-name="T25">LEG-DISCARDED-DUETO-NEW-BOOKLIST-IN-SAME-FLIGHT”</text:span></text:p>
      <text:p text:style-name="P13"><text:span text:style-name="T3">↓</text:span><text:span text:style-name="T1"> </text:span></text:p>
      <text:p text:style-name="P3"><text:span text:style-name="T37">III</text:span>. Is New <text:s/>AWB ? == <text:span text:style-name="T31">No</text:span></text:p>
      <text:p text:style-name="P3"><text:span text:style-name="T2">↓</text:span> </text:p>
      <text:p text:style-name="P13"><text:span text:style-name="T41">IV</text:span><text:span text:style-name="T1">. U</text:span><text:span text:style-name="T14">pdate AWBinfo for missing details</text:span></text:p>
      <text:p text:style-name="P4"><text:span text:style-name="T20">↓</text:span><text:span text:style-name="T16"> </text:span></text:p>
      <text:p text:style-name="P4"><text:span text:style-name="T43">V</text:span>. <text:span text:style-name="T32">Empty leg exists ? == No</text:span></text:p>
      <text:p text:style-name="P3"><text:span text:style-name="T2">↓</text:span> </text:p>
      <text:p text:style-name="P9"><text:span text:style-name="T37">V</text:span><text:span text:style-name="T45">I</text:span>. create leg with received pcs/wt (total 43 legs are created with ref to awbinfo&amp;&amp;booklist)</text:p>
      <text:p text:style-name="P3"><text:span text:style-name="T2">↓</text:span> </text:p>
      <text:p text:style-name="P9"><text:span text:style-name="T37">VI</text:span><text:span text:style-name="T45">I</text:span>.(Y)</text:p>
      <text:p text:style-name="P9"><text:span text:style-name="T52">i</text:span>. any Qty pending for planning( (check 1. awb info total-pcs != 0) returns <text:span text:style-name="T9">0</text:span>&amp;&amp; (check 2. awb leg pcs == 0) returns <text:span text:style-name="T9">0</text:span>). hence there is no any pending check for all 43 <text:span text:style-name="T35">AWBno.</text:span></text:p>
      <text:p text:style-name="P9"/>
      <text:p text:style-name="P18">//database status</text:p>
      <text:p text:style-name="P18">i. booklist count : 1</text:p>
      <text:p text:style-name="P18">ii. awb count: 43</text:p>
      <text:p text:style-name="P18">ii. awbinfo count: 43</text:p>
      <text:p text:style-name="P18">ii. awbleg count: <text:span text:style-name="T32">86(43 with void == 0 )</text:span></text:p>
      <text:p text:style-name="P2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<text:span text:style-name="T6">3</text:span><text:span text:style-name="T8">.Added</text:span> new <text:span text:style-name="T33">awb entry Manually</text:span> with <text:span text:style-name="T33">data( awbNo.: 12312312312, Station: BOM, pcs: 10, wt: 120, src: BOM, dest: LHR, consogneeName: abcd, shc: A|S|D|F, onhand: true, transhipment: false)</text:span></text:p>
      <text:p text:style-name="P5"/>
      <text:p text:style-name="P6"><text:span text:style-name="T37">I</text:span>. (W)</text:p>
      <text:p text:style-name="P6"><text:span text:style-name="T52">i</text:span>. <text:span text:style-name="T8">Create AWB with AWBNo.(total 1 awb created){ "_id" : ObjectId("5de9dcd419c5f909856d27cd"), "awb_no" : "12312312312", "awb_info" : ObjectId("5de9dcd419c5f909856d27cc"), "createdAt" : 1575607508648, "updatedAt" : 1575607508648, "outward" : false, "file_awb" : null, "file_house" : null }</text:span></text:p>
      <text:p text:style-name="P6"><text:span text:style-name="T51">ii</text:span><text:span text:style-name="T8">. Create AwbInfo with Total psc (total 1 awb info created with total pcs == 10&amp;&amp; ref to awb){ "_id" : ObjectId("5de9dcd419c5f909856d27cc"), "station" : "BOM", "awb_no" : "12312312312", "src" : "BOM", "dest" : "LHR", "saved_by" : "abcd", "consignee_name" : "abc", "shc" : [ "A", "S", "D", "F" ], "pieces" : 10, "weight" : 120, "transhipment" : false, "on_hand" : true, "createdAt" : 1575607508639, "updatedAt" : 1575607508639, "consignee" : "", "rate_check" : false, "fdc" : false, "pre_alert" : false, "euics" : false, "cap_a" : false, "eawb_check" : false, "rcf" : false, "cca" : null }</text:span></text:p>
      <text:p text:style-name="P6"><text:span text:style-name="T2">↓</text:span> </text:p>
      <text:p text:style-name="P10"><text:span text:style-name="T39">I</text:span><text:span text:style-name="T37">I</text:span>.(Y)</text:p>
      <text:p text:style-name="P10"><text:span text:style-name="T52">i</text:span>. any Qty pending for planning( (check 1. awb info total-pcs != <text:span text:style-name="T34">0</text:span>) returns <text:span text:style-name="T10">1</text:span> <text:span text:style-name="T34">also </text:span>(check 2. awb leg pcs == 0) returns <text:span text:style-name="T9">0</text:span>). hence there is pending check for <text:span text:style-name="T34">1 awb with no blank leg.</text:span></text:p>
      <text:p text:style-name="P16"><text:span text:style-name="T34">ii. </text:span><text:span text:style-name="T14">Create leg with pcs/wt = 0, dept/ariv = 0</text:span></text:p>
      <text:p text:style-name="P16"><text:span text:style-name="T17">{ "_id" : ObjectId("5de9dcd419c5f909856d27ce"), "station" : "BOM", "awb_no" : "12312312312", "from" : "BOM", "from_tz" : "Asia/Kolkata", "pieces" : 0, "weight" : 0, "created_by" : "abcd", "createdAt" : 1575607508692, "updatedAt" : 1575607508706, "awb_info" : ObjectId("5de9dcd419c5f909856d27cc"), "booklist" : null, "to" : "", "to_tz" : "", "flight_no" : "", "planned_departure" : 0, "planned_arrival" : 0, "actual_departure" : 0, "actual_arrival" : 0, "transhipment" : false, "status" : "", "awb_leg_ops" : null, "planned_pieces" : "", "actual_pieces_flown" : "", "planned_weight" : "", "actual_weight_flown" : "", "void_on" : 0, "void_reason" : "" }</text:span></text:p>
      <text:p text:style-name="P14"><text:span text:style-name="T17"/></text:p>
      <text:p text:style-name="P17">//database status</text:p>
      <text:p text:style-name="P17">i. booklist count : 1</text:p>
      <text:p text:style-name="P17">ii. awb count: 4<text:span text:style-name="T34">4</text:span></text:p>
      <text:p text:style-name="P17">ii. awbinfo count: 4<text:span text:style-name="T34">4</text:span></text:p>
      <text:p text:style-name="P17">ii. awbleg count: <text:span text:style-name="T32">87(44 with void == 0 contains 1 with pcs==0 -&gt;(blank leg))</text:span></text:p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6"><text:span text:style-name="T7">4</text:span><text:span text:style-name="T8">.Added</text:span> new <text:span text:style-name="T33">awb entry Manually</text:span> with <text:span text:style-name="T33">data( awbNo.: 11122233312, Station: BOM, pcs: 0, wt: 0, src: BOM, dest: LHR, consogneeName: xyz, shc: a|b|c, onhand: false, transhipment: false)</text:span></text:p>
      <text:p text:style-name="P6"/>
      <text:p text:style-name="P6"><text:span text:style-name="T37">I</text:span>. (W)</text:p>
      <text:p text:style-name="P7"><text:span text:style-name="T52">i</text:span>. <text:span text:style-name="T8">Create AWB with AWBNo.(total 1 awb created)</text:span></text:p>
      <text:p text:style-name="P7"><text:span text:style-name="T8">{ "_id" : ObjectId("5de9e29719c5f909856d27d0"), "awb_no" : "11122233312", "awb_info" : ObjectId("5de9e29719c5f909856d27cf"), "createdAt" : 1575608983831, "updatedAt" : 1575608983831, "outward" : false, "file_awb" : null, "file_house" : null }</text:span></text:p>
      <text:p text:style-name="P7"><text:span text:style-name="T51">ii</text:span><text:span text:style-name="T8">. Create AwbInfo with Total psc (total 1 awb info created with total pcs == 10&amp;&amp; ref to awb)</text:span></text:p>
      <text:p text:style-name="P7"><text:span text:style-name="T8">{ "_id" : ObjectId("5de9e29719c5f909856d27cf"), "station" : "BOM", "awb_no" : "11122233312", "src" : "BOM", "dest" : "LHR", "saved_by" : "abcd", "consignee_name" : "xyz", "shc" : [ "a", "b", "c" ], "pieces" : 0, "weight" : 0, "transhipment" : false, "on_hand" : false, "createdAt" : 1575608983817, "updatedAt" : 1575608983817, "consignee" : "", "rate_check" : false, "fdc" : false, "pre_alert" : false, "euics" : false, "cap_a" : false, "eawb_check" : false, "rcf" : false, "cca" : null }</text:span></text:p>
      <text:p text:style-name="P6"><text:span text:style-name="T2">↓</text:span> </text:p>
      <text:p text:style-name="P11"><text:span text:style-name="T39">I</text:span><text:span text:style-name="T37">I</text:span>.(Y)</text:p>
      <text:p text:style-name="P15"><text:span text:style-name="T51">i</text:span><text:span text:style-name="T8">. any Qty pending for planning( (check 1. awb info total-pcs != 0) returns </text:span><text:span text:style-name="T11">0</text:span><text:span text:style-name="T34">also (check 2. awb leg pcs == 0) returns </text:span><text:span text:style-name="T12">0</text:span><text:span text:style-name="T8">).</text:span><text:span text:style-name="T18">hence there is no any pending check for a</text:span><text:span text:style-name="T19">wbNo 11122233312</text:span></text:p>
      <text:p text:style-name="P14"><text:span text:style-name="T17"/></text:p>
      <text:p text:style-name="P20">//database status</text:p>
      <text:p text:style-name="P20">i. booklist count : 1</text:p>
      <text:p text:style-name="P20">ii. awb count: 4<text:span text:style-name="T35">5</text:span></text:p>
      <text:p text:style-name="P20">ii. awbinfo count: 4<text:span text:style-name="T35">5</text:span></text:p>
      <text:p text:style-name="P20">ii. awbleg count: <text:span text:style-name="T32">87(44 with void == 0 contains 1 with pcs==0 -&gt;(blank leg))</text:span></text:p>
      <text:p text:style-name="P2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rebuchet ms" svg:font-family="'trebuchet ms', verdana, arial"/>
    <style:font-face style:name="FreeSans1" svg:font-family="FreeSans" style:font-family-generic="swiss"/>
    <style:font-face style:name="Noto Sans CJK SC Black" svg:font-family="'Noto Sans CJK SC Bl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9:22:27.779731830</meta:creation-date>
    <dc:date>2019-12-06T12:10:38.432058382</dc:date>
    <meta:editing-duration>PT1H30M1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68" meta:word-count="853" meta:character-count="5353" meta:non-whitespace-character-count="4551"/>
  </office:meta>
</office:document-meta>
</file>